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386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14"/>
        <table:table-column table:style-name="co4" table:default-cell-style-name="ce14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Mode</text:p>
          </table:table-cell>
          <table:table-cell table:style-name="ce10" office:value-type="string">
            <text:p>Clev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3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life regen</text:p>
          </table:table-cell>
          <table:table-cell table:style-name="ce18" table:number-columns-repeated="1016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+sight radiu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spell save + arcane resis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replenish X mana/vim/psi/positive/negative/equi/...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Cornac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1014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Shalore</text:p>
          </table:table-cell>
          <table:table-cell table:style-name="ce7" office:value-type="string">
            <text:p>Grace of the Eternals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global speed/X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Life as Eternal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damage shield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Thalore</text:p>
          </table:table-cell>
          <table:table-cell table:style-name="ce7" office:value-type="string">
            <text:p>Wrath of the Wood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dam%/resist%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Freedom of the Wind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physical/mental sav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summon a treant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3">
          <table:table-cell table:style-name="ce2" office:value-type="string">
            <text:p>Eldoran</text:p>
          </table:table-cell>
          <table:table-cell table:style-name="ce7" office:value-type="string">
            <text:p>Luck of the Little Folk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3">
          <table:table-cell table:style-name="ce4"/>
          <table:table-cell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3" table:number-rows-repeated="2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Nargol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Dwarf</text:p>
          </table:table-cell>
          <table:table-cell table:style-name="ce7" office:value-type="string">
            <text:p>Resilience of the Dwarves</text:p>
          </table:table-cell>
          <table:table-cell table:style-name="ce7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Skeleton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Ghoul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7"/>
          <table:table-cell table:style-name="ce11" table:number-columns-repeated="2"/>
          <table:table-cell table:style-name="ce15" office:value-type="string">
            <text:p>Dominate the mind of a lesser being, giving full control for a few tur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/>
          <table:table-cell table:style-name="ce12" table:number-columns-repeated="2"/>
          <table:table-cell table:style-name="ce16" office:value-type="string">
            <text:p>Your mind becomes more attuned to the way and is shielded from outside effects: +mental saves; +silence/confusion resist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/>
          <table:table-cell table:style-name="ce12" table:number-columns-repeated="2"/>
          <table:table-cell table:style-name="ce16" office:value-type="string">
            <text:p>Permanent global speed increase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/>
          <table:table-cell table:style-name="ce12" table:number-columns-repeated="2"/>
          <table:table-cell table:style-name="ce16" office:value-type="string">
            <text:p>Call upon then Way, summoning fellow yeeks to your help</text:p>
          </table:table-cell>
          <table:table-cell table:style-name="ce16" table:number-columns-repeated="2"/>
          <table:table-cell table:number-columns-repeated="1014"/>
        </table:table-row>
        <table:table-row table:style-name="ro3" table:number-rows-repeated="4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/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6">
          <table:table-cell table:style-name="ce4"/>
          <table:table-cell table:number-columns-repeated="2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3" table:number-rows-repeated="2">
          <table:table-cell table:style-name="ce4"/>
          <table:table-cell table:number-columns-repeated="2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3">
          <table:table-cell table:number-columns-repeated="3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 table:number-rows-repeated="7">
          <table:table-cell table:number-columns-repeated="3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office:value-type="string">
            <text:p>TOTAL</text:p>
          </table:table-cell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 table:number-rows-repeated="9">
          <table:table-cell table:number-columns-repeated="3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 table:number-rows-repeated="6546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15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5T15:21:39</dc:date>
    <dc:creator>Dark God</dc:creator>
    <meta:editing-duration>PT08H03M51S</meta:editing-duration>
    <meta:editing-cycles>5</meta:editing-cycles>
    <meta:generator>OpenOffice.org/3.2$Unix OpenOffice.org_project/320m12$Build-9483</meta:generator>
    <meta:document-statistic meta:table-count="3" meta:cell-count="61" meta:object-count="0"/>
  </office:meta>
</office:document-meta>
</file>